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127cm" draw:fill="none" draw:textarea-vertical-align="middle"/>
    </style:style>
    <style:style style:name="gr2" style:family="graphic" style:parent-style-name="standard">
      <style:graphic-properties svg:stroke-color="#808080" draw:fill="solid" draw:fill-color="#dddddd" draw:textarea-horizontal-align="justify" draw:textarea-vertical-align="middle" draw:auto-grow-height="false" fo:wrap-option="wrap" draw:shadow-offset-x="0.203cm" draw:shadow-offset-y="0.203cm"/>
    </style:style>
    <style:style style:name="P1" style:family="paragraph">
      <style:paragraph-properties fo:text-align="center"/>
      <style:text-properties style:text-position="super 58%" fo:font-size="12pt" style:font-size-asian="12pt" style:font-size-complex="12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254cm" svg:y1="2.921cm" svg:x2="1.524cm" svg:y2="2.921cm">
          <text:p text:style-name="P1"><text:span text:style-name="T1">.cu file</text:span></text:p>
        </draw:line>
        <draw:custom-shape draw:style-name="gr2" draw:text-style-name="P2" xml:id="id1" draw:id="id1" draw:layer="layout" svg:width="2.159cm" svg:height="1.016cm" svg:x="1.524cm" svg:y="2.413cm">
          <text:p text:style-name="P2"><text:span text:style-name="T2">Separate CUDA and C code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159cm" svg:height="1.016cm" svg:x="4.064cm" svg:y="0.508cm">
          <text:p text:style-name="P2"><text:span text:style-name="T2">Compile C/C++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159cm" svg:height="1.016cm" svg:x="4.064cm" svg:y="4.318cm">
          <text:p text:style-name="P2"><text:span text:style-name="T2">Compile CUDA code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2.603cm" svg:y1="3.429cm" svg:x2="4.064cm" svg:y2="4.826cm" draw:start-shape="id1" draw:start-glue-point="2" draw:end-shape="id2" draw:end-glue-point="3" svg:d="m2603 3429v1397h1461" svg:viewBox="0 0 1462 1398">
          <text:p text:style-name="P1"><text:span text:style-name="T1">.cu code</text:span></text:p>
        </draw:connector>
        <draw:connector draw:style-name="gr1" draw:text-style-name="P1" draw:layer="layout" svg:x1="2.603cm" svg:y1="2.413cm" svg:x2="4.064cm" svg:y2="1.016cm" draw:start-shape="id1" draw:start-glue-point="0" draw:end-shape="id3" draw:end-glue-point="3" svg:d="m2603 2413v-1397h1461" svg:viewBox="0 0 1462 1398">
          <text:p text:style-name="P1"><text:span text:style-name="T1">C/C++ code</text:span></text:p>
        </draw:connector>
        <draw:custom-shape draw:style-name="gr2" draw:text-style-name="P2" xml:id="id4" draw:id="id4" draw:layer="layout" svg:width="2.159cm" svg:height="1.016cm" svg:x="6.604cm" svg:y="2.413cm">
          <text:p text:style-name="P2"><text:span text:style-name="T2">Link objects together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6.223cm" svg:y1="1.016cm" svg:x2="7.683cm" svg:y2="2.413cm" draw:start-shape="id3" draw:start-glue-point="1" draw:end-shape="id4" svg:d="m6223 1016h1460v1397" svg:viewBox="0 0 1461 1398">
          <text:p text:style-name="P1"><text:span text:style-name="T1">.obj</text:span></text:p>
        </draw:connector>
        <draw:connector draw:style-name="gr1" draw:text-style-name="P1" draw:layer="layout" svg:x1="6.223cm" svg:y1="4.826cm" svg:x2="7.683cm" svg:y2="3.429cm" draw:start-shape="id2" draw:end-shape="id4" svg:d="m6223 4826h1460v-1397" svg:viewBox="0 0 1461 1398">
          <text:p text:style-name="P1"><text:span text:style-name="T1">cubin/PTX</text:span></text:p>
        </draw:connector>
        <draw:line draw:style-name="gr1" draw:text-style-name="P1" draw:layer="layout" svg:x1="8.763cm" svg:y1="2.921cm" svg:x2="9.906cm" svg:y2="2.921cm">
          <text:p text:style-name="P1"><text:span text:style-name="T1">bin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10.16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4T10:02:07.846774829</meta:creation-date>
    <dc:date>2014-07-14T10:25:16.325147565</dc:date>
    <meta:editing-duration>PT11M37S</meta:editing-duration>
    <meta:editing-cycles>8</meta:editing-cycles>
    <meta:generator>LibreOffice/4.1.3.2$Linux_X86_64 LibreOffice_project/410m0$Build-2</meta:generator>
    <meta:document-statistic meta:object-count="10"/>
  </office:meta>
</office:document-meta>
</file>